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312e" officeooo:paragraph-rsid="0007312e"/>
    </style:style>
    <style:style style:name="P2" style:family="paragraph" style:parent-style-name="Standard">
      <style:text-properties officeooo:rsid="000774f6" officeooo:paragraph-rsid="000774f6"/>
    </style:style>
    <style:style style:name="P3" style:family="paragraph" style:parent-style-name="Standard">
      <style:text-properties officeooo:rsid="000774f6" officeooo:paragraph-rsid="00078e2d"/>
    </style:style>
    <style:style style:name="P4" style:family="paragraph" style:parent-style-name="Standard">
      <style:text-properties officeooo:rsid="000774f6" officeooo:paragraph-rsid="000bdf99"/>
    </style:style>
    <style:style style:name="P5" style:family="paragraph" style:parent-style-name="Standard">
      <style:text-properties officeooo:rsid="001ca529" officeooo:paragraph-rsid="0011b27b"/>
    </style:style>
    <style:style style:name="P6" style:family="paragraph" style:parent-style-name="Standard">
      <style:text-properties officeooo:rsid="000774f6" officeooo:paragraph-rsid="000774f6"/>
    </style:style>
    <style:style style:name="P7" style:family="paragraph" style:parent-style-name="Standard">
      <style:text-properties officeooo:rsid="000774f6" officeooo:paragraph-rsid="0017b0b7"/>
    </style:style>
    <style:style style:name="P8" style:family="paragraph" style:parent-style-name="Standard">
      <style:text-properties officeooo:rsid="000774f6" officeooo:paragraph-rsid="000bdf99"/>
    </style:style>
    <style:style style:name="P9" style:family="paragraph" style:parent-style-name="Standard">
      <style:text-properties officeooo:rsid="000774f6" officeooo:paragraph-rsid="0019a436"/>
    </style:style>
    <style:style style:name="P10" style:family="paragraph" style:parent-style-name="Standard">
      <style:text-properties officeooo:rsid="00078e2d" officeooo:paragraph-rsid="000774f6"/>
    </style:style>
    <style:style style:name="P11" style:family="paragraph" style:parent-style-name="Standard">
      <style:text-properties officeooo:rsid="0012e46a" officeooo:paragraph-rsid="000774f6"/>
    </style:style>
    <style:style style:name="T1" style:family="text">
      <style:text-properties officeooo:rsid="00078e2d"/>
    </style:style>
    <style:style style:name="T2" style:family="text">
      <style:text-properties officeooo:rsid="0012e46a"/>
    </style:style>
    <style:style style:name="T3" style:family="text">
      <style:text-properties officeooo:rsid="0017b0b7"/>
    </style:style>
    <style:style style:name="T4" style:family="text">
      <style:text-properties officeooo:rsid="0019a436"/>
    </style:style>
    <style:style style:name="T5" style:family="text">
      <style:text-properties officeooo:rsid="001a8286"/>
    </style:style>
    <style:style style:name="T6" style:family="text">
      <style:text-properties officeooo:rsid="001f15f6"/>
    </style:style>
    <style:style style:name="T7" style:family="text">
      <style:text-properties officeooo:rsid="001fa8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ke Levine</text:p>
      <text:p text:style-name="P1">Assignment <text:span text:style-name="T6">4</text:span></text:p>
      <text:p text:style-name="P5"><text:span text:style-name="T6">10/7</text:span>/14</text:p>
      <text:p text:style-name="P5">CSC 1100 – Fall Term</text:p>
      <text:p text:style-name="P1"/>
      <text:p text:style-name="P2">1)</text:p>
      <text:p text:style-name="P2"><text:tab/><text:span text:style-name="T1">a) true</text:span></text:p>
      <text:p text:style-name="P2"><text:tab/><text:span text:style-name="T1">b) false</text:span></text:p>
      <text:p text:style-name="P2"><text:tab/><text:span text:style-name="T1">c) false</text:span></text:p>
      <text:p text:style-name="P2"><text:tab/><text:span text:style-name="T1">d) false</text:span></text:p>
      <text:p text:style-name="P2"><text:tab/><text:span text:style-name="T1">e) true</text:span></text:p>
      <text:p text:style-name="P2"><text:tab/><text:span text:style-name="T3">f) false</text:span></text:p>
      <text:p text:style-name="P2"><text:tab/><text:span text:style-name="T3">g) true</text:span></text:p>
      <text:p text:style-name="P2"><text:tab/><text:span text:style-name="T3">h) false</text:span></text:p>
      <text:p text:style-name="P2"><text:tab/><text:span text:style-name="T3">i) false</text:span></text:p>
      <text:p text:style-name="P2"><text:tab/><text:span text:style-name="T3">j) true</text:span></text:p>
      <text:p text:style-name="P2"><text:tab/><text:span text:style-name="T3">k) true</text:span></text:p>
      <text:p text:style-name="P2"><text:tab/></text:p>
      <text:p text:style-name="P2"/>
      <text:p text:style-name="P2">2)</text:p>
      <text:p text:style-name="P2"><text:tab/><text:span text:style-name="T3">if(sale &gt; 20000) { </text:span></text:p>
      <text:p text:style-name="P2"><text:tab/><text:tab/><text:span text:style-name="T3">bonus = .1;</text:span></text:p>
      <text:p text:style-name="P2"><text:tab/><text:span text:style-name="T3">}</text:span></text:p>
      <text:p text:style-name="P2"><text:tab/><text:span text:style-name="T3">else if(sale &gt; 10000 &amp;&amp; sale &lt;=20000) {</text:span></text:p>
      <text:p text:style-name="P2"><text:tab/><text:tab/><text:span text:style-name="T3">bounus = .05;</text:span></text:p>
      <text:p text:style-name="P2"><text:tab/><text:span text:style-name="T3">}</text:span></text:p>
      <text:p text:style-name="P2"><text:tab/><text:span text:style-name="T3">else {</text:span></text:p>
      <text:p text:style-name="P2"><text:tab/><text:tab/><text:span text:style-name="T3">bonus = 0;</text:span></text:p>
      <text:p text:style-name="P2"><text:tab/><text:span text:style-name="T3">}</text:span></text:p>
      <text:p text:style-name="P2"><text:tab/></text:p>
      <text:p text:style-name="P3"/>
      <text:p text:style-name="P4">3)</text:p>
      <text:p text:style-name="P4"><text:tab/><text:span text:style-name="T3">switch (classStanding) {</text:span></text:p>
      <text:p text:style-name="P4"><text:tab/><text:tab/><text:span text:style-name="T4">case 'f': </text:span></text:p>
      <text:p text:style-name="P4"><text:tab/><text:tab/><text:tab/><text:span text:style-name="T4">dues = 150;</text:span></text:p>
      <text:p text:style-name="P4"><text:tab/><text:tab/><text:tab/><text:span text:style-name="T7">break;</text:span></text:p>
      <text:p text:style-name="P4"><text:tab/><text:tab/><text:span text:style-name="T4">case 's':</text:span></text:p>
      <text:p text:style-name="P4"><text:tab/><text:tab/><text:tab/><text:span text:style-name="T4">if(gpa &gt;= 3.75) {</text:span></text:p>
      <text:p text:style-name="P4"><text:tab/><text:tab/><text:tab/><text:tab/><text:span text:style-name="T4">dues = 75;</text:span></text:p>
      <text:p text:style-name="P4"><text:tab/><text:tab/><text:tab/><text:span text:style-name="T4">}</text:span></text:p>
      <text:p text:style-name="P4"><text:tab/><text:tab/><text:tab/><text:span text:style-name="T4">else{</text:span></text:p>
      <text:p text:style-name="P4"><text:tab/><text:tab/><text:tab/><text:tab/><text:span text:style-name="T4">dues = 120;</text:span></text:p>
      <text:p text:style-name="P4"><text:tab/><text:tab/><text:tab/><text:span text:style-name="T4">}</text:span></text:p>
      <text:p text:style-name="P4"><text:tab/><text:tab/><text:tab/><text:span text:style-name="T7">break;</text:span></text:p>
      <text:p text:style-name="P9"><text:tab/><text:tab/><text:span text:style-name="T4">case 'j':</text:span></text:p>
      <text:p text:style-name="P9"><text:tab/><text:tab/><text:tab/><text:span text:style-name="T4">if(gpa &gt;= 3.75) {</text:span></text:p>
      <text:p text:style-name="P9"><text:tab/><text:tab/><text:tab/><text:tab/><text:span text:style-name="T4">dues = 50;</text:span></text:p>
      <text:p text:style-name="P9"><text:tab/><text:tab/><text:tab/><text:span text:style-name="T4">}</text:span></text:p>
      <text:p text:style-name="P9"><text:tab/><text:tab/><text:tab/><text:span text:style-name="T4">else{</text:span></text:p>
      <text:p text:style-name="P9"><text:soft-page-break/><text:tab/><text:tab/><text:tab/><text:tab/><text:span text:style-name="T4">dues = 100;</text:span></text:p>
      <text:p text:style-name="P9"><text:tab/><text:tab/><text:tab/><text:span text:style-name="T4">}</text:span></text:p>
      <text:p text:style-name="P9"><text:tab/><text:tab/><text:tab/><text:span text:style-name="T7">break;</text:span></text:p>
      <text:p text:style-name="P9"><text:tab/><text:tab/><text:span text:style-name="T4">case 'n':</text:span></text:p>
      <text:p text:style-name="P9"><text:tab/><text:tab/><text:tab/><text:span text:style-name="T4">if(gpa &gt;= 3.75) {</text:span></text:p>
      <text:p text:style-name="P9"><text:tab/><text:tab/><text:tab/><text:tab/><text:span text:style-name="T4">dues = 25;</text:span></text:p>
      <text:p text:style-name="P9"><text:tab/><text:tab/><text:tab/><text:span text:style-name="T4">}</text:span></text:p>
      <text:p text:style-name="P9"><text:tab/><text:tab/><text:tab/><text:span text:style-name="T4">else{</text:span></text:p>
      <text:p text:style-name="P9"><text:tab/><text:tab/><text:tab/><text:tab/><text:span text:style-name="T4">dues = 75;</text:span></text:p>
      <text:p text:style-name="P9"><text:tab/><text:tab/><text:tab/><text:span text:style-name="T4">}</text:span></text:p>
      <text:p text:style-name="P9"><text:tab/><text:tab/><text:tab/><text:span text:style-name="T7">break;</text:span></text:p>
      <text:p text:style-name="P4"><text:tab/><text:span text:style-name="T5">}</text:span></text:p>
      <text:p text:style-name="P11"><text:tab/></text:p>
      <text:p text:style-name="P2"/>
      <text:p text:style-name="P2">4)</text:p>
      <text:p text:style-name="P10"><text:tab/><text:span text:style-name="T4">13</text:span></text:p>
      <text:p text:style-name="P10"/>
      <text:p text:style-name="P2">5) </text:p>
      <text:p text:style-name="P7"><text:tab/><text:span text:style-name="T1">a) true</text:span></text:p>
      <text:p text:style-name="P7"><text:tab/><text:span text:style-name="T1">b) false</text:span></text:p>
      <text:p text:style-name="P7"><text:tab/><text:span text:style-name="T1">c) true</text:span></text:p>
      <text:p text:style-name="P7"><text:tab/><text:span text:style-name="T1">d) false</text:span></text:p>
      <text:p text:style-name="P7"><text:tab/><text:span text:style-name="T1">e) true</text:span></text:p>
      <text:p text:style-name="P7"><text:tab/><text:span text:style-name="T3">f) true</text:span></text:p>
      <text:p text:style-name="P7"><text:tab/><text:span text:style-name="T3">g) true</text:span></text:p>
      <text:p text:style-name="P7"><text:tab/><text:span text:style-name="T3">h) fal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10.887251454</meta:creation-date>
    <dc:date>2014-10-07T20:48:17.089496831</dc:date>
    <meta:editing-duration>PT8H56M2S</meta:editing-duration>
    <meta:editing-cycles>13</meta:editing-cycles>
    <meta:generator>LibreOffice/4.2.6.3$Linux_X86_64 LibreOffice_project/420m0$Build-3</meta:generator>
    <meta:document-statistic meta:table-count="0" meta:image-count="0" meta:object-count="0" meta:page-count="2" meta:paragraph-count="70" meta:word-count="137" meta:character-count="658" meta:non-whitespace-character-count="464"/>
  </office:meta>
</office:document-meta>
</file>